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13027a" officeooo:paragraph-rsid="0013027a" style:font-size-asian="11pt" style:font-size-complex="11pt"/>
    </style:style>
    <style:style style:name="P3" style:family="paragraph" style:parent-style-name="Standard">
      <style:text-properties fo:font-size="11pt" officeooo:rsid="0012d8b7" officeooo:paragraph-rsid="0013027a" style:font-size-asian="11pt" style:font-size-complex="11pt"/>
    </style:style>
    <style:style style:name="P4" style:family="paragraph" style:parent-style-name="Standard">
      <style:text-properties officeooo:paragraph-rsid="0013ff05"/>
    </style:style>
    <style:style style:name="P5" style:family="paragraph" style:parent-style-name="Standard">
      <style:text-properties fo:font-size="11pt" officeooo:rsid="0013ff05" officeooo:paragraph-rsid="0013ff05" style:font-size-asian="11pt" style:font-size-complex="11pt"/>
    </style:style>
    <style:style style:name="P6" style:family="paragraph" style:parent-style-name="Standard">
      <style:text-properties officeooo:paragraph-rsid="0013ff05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3ff05" style:font-size-asian="11pt" style:font-size-complex="11pt"/>
    </style:style>
    <style:style style:name="T3" style:family="text">
      <style:text-properties officeooo:rsid="00157b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5">Reflection coeffient (Γ) = (Zl-Zo)/(Zl<text:span text:style-name="T3">+</text:span>Zo), Zl =&gt; load impedance Zo =&gt; Characteristic impedance</text:p>
      <text:p text:style-name="P4"/>
      <text:p text:style-name="P5"><text:s text:c="39"/>= (45 + j75-100)/(45+100+75)</text:p>
      <text:p text:style-name="P5"><text:s text:c="39"/>= 0.5697</text:p>
      <text:p text:style-name="P4"/>
      <text:p text:style-name="P4"/>
      <text:p text:style-name="P4"><text:span text:style-name="T2">VSWR = ( 1+ </text:span><text:span text:style-name="T1">Γ</text:span><text:span text:style-name="T2">) / ( 1- Γ)</text:span></text:p>
      <text:p text:style-name="P4"/>
      <text:p text:style-name="P5"><text:s text:c="12"/>= (1+0.5697)/(1- 0.5697)</text:p>
      <text:p text:style-name="P4"/>
      <text:p text:style-name="P5"><text:s text:c="12"/>= 3.6479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5T02:01:43.985464325</dc:date>
    <meta:editing-duration>PT1H20M11S</meta:editing-duration>
    <meta:editing-cycles>8</meta:editing-cycles>
    <meta:generator>LibreOffice/7.5.2.2$Linux_X86_64 LibreOffice_project/50$Build-2</meta:generator>
    <meta:document-statistic meta:table-count="0" meta:image-count="0" meta:object-count="0" meta:page-count="1" meta:paragraph-count="7" meta:word-count="37" meta:character-count="324" meta:non-whitespace-character-count="192"/>
  </office:meta>
</office:document-meta>
</file>